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background-color="#ff3333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ssignment 4" table:style-name="ta1" table:print="false"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table:style-name="ce1" office:value-type="string">
            <text:p>Performance of the best pruned tree given data set divided according to fraction below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raction</text:p>
          </table:table-cell>
          <table:table-cell table:style-name="ce5" office:value-type="string">
            <text:p>Monk1</text:p>
          </table:table-cell>
          <table:table-cell table:style-name="ce5" office:value-type="string">
            <text:p>Monk2</text:p>
          </table:table-cell>
          <table:table-cell table:style-name="ce5" office:value-type="string">
            <text:p>Monk3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7222">
            <text:p>0,7222</text:p>
          </table:table-cell>
          <table:table-cell office:value-type="float" office:value="0.67129">
            <text:p>0,6713</text:p>
          </table:table-cell>
          <table:table-cell office:value-type="float" office:value="0.888889">
            <text:p>0,8889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75">
            <text:p>0,7500</text:p>
          </table:table-cell>
          <table:table-cell office:value-type="float" office:value="0.67129">
            <text:p>0,6713</text:p>
          </table:table-cell>
          <table:table-cell office:value-type="float" office:value="0.944444">
            <text:p>0,9444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638">
            <text:p>0,7638</text:p>
          </table:table-cell>
          <table:table-cell office:value-type="float" office:value="0.67129">
            <text:p>0,6713</text:p>
          </table:table-cell>
          <table:table-cell office:value-type="float" office:value="0.97222">
            <text:p>0,9722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638">
            <text:p>0,7638</text:p>
          </table:table-cell>
          <table:table-cell office:value-type="float" office:value="0.65049">
            <text:p>0,6505</text:p>
          </table:table-cell>
          <table:table-cell office:value-type="float" office:value="0.97222">
            <text:p>0,9722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861">
            <text:p>0,8610</text:p>
          </table:table-cell>
          <table:table-cell office:value-type="float" office:value="0.67129">
            <text:p>0,6713</text:p>
          </table:table-cell>
          <table:table-cell office:value-type="float" office:value="0.944444">
            <text:p>0,944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8462">
            <text:p>0,8462</text:p>
          </table:table-cell>
          <table:table-cell office:value-type="float" office:value="0.67592">
            <text:p>0,6759</text:p>
          </table:table-cell>
          <table:table-cell office:value-type="float" office:value="0.70737">
            <text:p>0,7074</text:p>
          </table:table-cell>
        </table:table-row>
        <table:table-row table:style-name="ro1">
          <table:table-cell>
            <draw:frame table:end-cell-address="'Assignment 4'.H30" table:end-x="0.331cm" table:end-y="0.426cm" draw:z-index="0" draw:style-name="gr1" svg:width="15.999cm" svg:height="8.984cm" svg:x="0.138cm" svg:y="0.372cm">
              <draw:object draw:notify-on-update-of-ranges="'Assignment 4'.A3:'Assignment 4'.A8 'Assignment 4'.B2:'Assignment 4'.B2 'Assignment 4'.B3:'Assignment 4'.B8 'Assignment 4'.C2:'Assignment 4'.C2 'Assignment 4'.C3:'Assignment 4'.C8 'Assignment 4'.D2:'Assignment 4'.D2 'Assignment 4'.D3:'Assignment 4'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-09-15</text:date>, <text:time>07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kim Carselind</meta:initial-creator>
    <meta:creation-date>2011-09-15T07:45:36</meta:creation-date>
    <dc:date>2011-09-15T07:59:11</dc:date>
    <dc:creator>Joakim Carselind</dc:creator>
    <meta:editing-duration>PT13M38S</meta:editing-duration>
    <meta:editing-cycles>1</meta:editing-cycles>
    <meta:generator>OpenOffice.org/3.3$Linux OpenOffice.org_project/330m20$Build-9567</meta:generator>
    <meta:document-statistic meta:table-count="2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6">
      <style:chart-properties chart:display-label="true" chart:logarithmic="false" chart:maximum="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line" chart:style-name="ch1">
        <chart:legend chart:legend-position="bottom" svg:x="5.623cm" svg:y="8.21cm" chart:style-name="ch2"/>
        <chart:plot-area chart:style-name="ch3" table:cell-range-address="'Assignment 4'.A2:'Assignment 4'.D8" chart:data-source-has-labels="both" svg:x="1.331cm" svg:y="0.851cm" svg:width="14.029cm" svg:height="6.199cm">
          <chartooo:coordinate-region svg:x="2.614cm" svg:y="1.05cm" svg:width="12.506cm" svg:height="5.353cm"/>
          <chart:axis chart:dimension="x" chart:name="primary-x" chart:style-name="ch4">
            <chart:title svg:x="7.706cm" svg:y="7.229cm" chart:style-name="ch5">
              <text:p>Division</text:p>
            </chart:title>
            <chart:categories table:cell-range-address="'Assignment 4'.A3:'Assignment 4'.A8"/>
          </chart:axis>
          <chart:axis chart:dimension="y" chart:name="primary-y" chart:style-name="ch6">
            <chart:title svg:x="0.451cm" svg:y="4.933cm" chart:style-name="ch7">
              <text:p>Performance</text:p>
            </chart:title>
            <chart:grid chart:style-name="ch8" chart:class="major"/>
          </chart:axis>
          <chart:series chart:style-name="ch9" chart:values-cell-range-address="'Assignment 4'.B3:'Assignment 4'.B8" chart:label-cell-address="'Assignment 4'.B2:'Assignment 4'.B2" chart:class="chart:line">
            <chart:data-point chart:repeated="6"/>
          </chart:series>
          <chart:series chart:style-name="ch10" chart:values-cell-range-address="'Assignment 4'.C3:'Assignment 4'.C8" chart:label-cell-address="'Assignment 4'.C2:'Assignment 4'.C2" chart:class="chart:line">
            <chart:data-point chart:repeated="6"/>
          </chart:series>
          <chart:series chart:style-name="ch11" chart:values-cell-range-address="'Assignment 4'.D3:'Assignment 4'.D8" chart:label-cell-address="'Assignment 4'.D2:'Assignment 4'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k1</text:p>
                <draw:g>
                  <svg:desc>'Assignment 4'.B2:'Assignment 4'.B2</svg:desc>
                </draw:g>
              </table:table-cell>
              <table:table-cell office:value-type="string">
                <text:p>Monk2</text:p>
                <draw:g>
                  <svg:desc>'Assignment 4'.C2:'Assignment 4'.C2</svg:desc>
                </draw:g>
              </table:table-cell>
              <table:table-cell office:value-type="string">
                <text:p>Monk3</text:p>
                <draw:g>
                  <svg:desc>'Assignment 4'.D2:'Assignment 4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</text:p>
                <draw:g>
                  <svg:desc>'Assignment 4'.A3:'Assignment 4'.A8</svg:desc>
                </draw:g>
              </table:table-cell>
              <table:table-cell office:value-type="float" office:value="0.7222">
                <text:p>0.7222</text:p>
                <draw:g>
                  <svg:desc>'Assignment 4'.B3:'Assignment 4'.B8</svg:desc>
                </draw:g>
              </table:table-cell>
              <table:table-cell office:value-type="float" office:value="0.67129">
                <text:p>0.67129</text:p>
                <draw:g>
                  <svg:desc>'Assignment 4'.C3:'Assignment 4'.C8</svg:desc>
                </draw:g>
              </table:table-cell>
              <table:table-cell office:value-type="float" office:value="0.888889">
                <text:p>0.888889</text:p>
                <draw:g>
                  <svg:desc>'Assignment 4'.D3:'Assignment 4'.D8</svg:desc>
                </draw:g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75">
                <text:p>0.75</text:p>
              </table:table-cell>
              <table:table-cell office:value-type="float" office:value="0.67129">
                <text:p>0.67129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7638">
                <text:p>0.7638</text:p>
              </table:table-cell>
              <table:table-cell office:value-type="float" office:value="0.67129">
                <text:p>0.67129</text:p>
              </table:table-cell>
              <table:table-cell office:value-type="float" office:value="0.97222">
                <text:p>0.97222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7638">
                <text:p>0.7638</text:p>
              </table:table-cell>
              <table:table-cell office:value-type="float" office:value="0.65049">
                <text:p>0.65049</text:p>
              </table:table-cell>
              <table:table-cell office:value-type="float" office:value="0.97222">
                <text:p>0.9722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861">
                <text:p>0.861</text:p>
              </table:table-cell>
              <table:table-cell office:value-type="float" office:value="0.67129">
                <text:p>0.67129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8462">
                <text:p>0.8462</text:p>
              </table:table-cell>
              <table:table-cell office:value-type="float" office:value="0.67592">
                <text:p>0.67592</text:p>
              </table:table-cell>
              <table:table-cell office:value-type="float" office:value="0.70737">
                <text:p>0.70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